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7421" officeooo:paragraph-rsid="001d7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 hour</text:p>
      <text:p text:style-name="P1">M miunte</text:p>
      <text:p text:style-name="P1">S second</text:p>
      <text:p text:style-name="P1">h month name </text:p>
      <text:p text:style-name="P1">s </text:p>
      <text:p text:style-name="P1">y year num</text:p>
      <text:p text:style-name="P1">m month num</text:p>
      <text:p text:style-name="P1">d day num</text:p>
      <text:p text:style-name="P1">D puts the date m/d/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1-26T08:41:23.803015520</meta:creation-date>
    <dc:date>2016-01-26T08:45:31.780337132</dc:date>
    <dc:creator>justin dorris</dc:creator>
    <meta:editing-duration>PT4M8S</meta:editing-duration>
    <meta:editing-cycles>1</meta:editing-cycles>
    <meta:document-statistic meta:table-count="0" meta:image-count="0" meta:object-count="0" meta:page-count="1" meta:paragraph-count="9" meta:word-count="24" meta:character-count="88" meta:non-whitespace-character-count="71"/>
    <meta:generator>LibreOffice/4.3.7.2$Linux_X86_64 LibreOffice_project/430$Build-2</meta:generator>
  </office:meta>
</office:document-meta>
</file>